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67b" officeooo:paragraph-rsid="001e067b"/>
    </style:style>
    <style:style style:name="P2" style:family="paragraph" style:parent-style-name="Standard">
      <style:paragraph-properties fo:text-align="center" style:justify-single-word="false"/>
      <style:text-properties fo:font-size="16pt" officeooo:rsid="001e93d0" officeooo:paragraph-rsid="001e067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20cb0d" officeooo:paragraph-rsid="0020cb0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5pt" officeooo:rsid="001fb0b0" officeooo:paragraph-rsid="001fb0b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fb0b0" officeooo:paragraph-rsid="001fb0b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0cb0d" officeooo:paragraph-rsid="0020cb0d" style:font-size-asian="15pt" style:font-size-complex="15pt"/>
    </style:style>
    <style:style style:name="T1" style:family="text">
      <style:text-properties officeooo:rsid="0020c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4">Interface graphique du jeu</text:p>
      <text:p text:style-name="P4"/>
      <text:p text:style-name="P5">menu princpale:</text:p>
      <text:p text:style-name="P5">- lien pour acceder a la boutique</text:p>
      <text:p text:style-name="P5">- lien pour acceder au monde</text:p>
      <text:p text:style-name="P5">- nom du jeu en gros</text:p>
      <text:p text:style-name="P5">- personnage en dessous</text:p>
      <text:p text:style-name="P6">(nb de vies restantes si niveau mis en pause et niveau)</text:p>
      <text:p text:style-name="P5"/>
      <text:p text:style-name="P5">La boutique:</text:p>
      <text:p text:style-name="P5">- <text:span text:style-name="T1">message boutique</text:span></text:p>
      <text:p text:style-name="P5">- <text:span text:style-name="T1">logo</text:span></text:p>
      <text:p text:style-name="P5">4 personnages:</text:p>
      <text:p text:style-name="P5">- personage par default deja debloque</text:p>
      <text:p text:style-name="P5">- 3 autres personnages a debloquer avec des prix differents <text:span text:style-name="T1">(avec cadenas) </text:span></text:p>
      <text:p text:style-name="P5"/>
      <text:p text:style-name="P5">Les mondes/<text:span text:style-name="T1">niveau</text:span> :</text:p>
      <text:p text:style-name="P5">- <text:span text:style-name="T1">message monde</text:span></text:p>
      <text:p text:style-name="P5">- acces monde 1 par default</text:p>
      <text:p text:style-name="P5">- monde 2 bloques tant que niveau 1 pas termine</text:p>
      <text:p text:style-name="P5">- <text:span text:style-name="T1">monde 3 bloques pareil que pour le 2</text:span></text:p>
      <text:p text:style-name="P6">(cadenas)</text:p>
      <text:p text:style-name="P5"/>
      <text:p text:style-name="P6">Game over :</text:p>
      <text:p text:style-name="P6">- message game over </text:p>
      <text:p text:style-name="P6">2 icones:</text:p>
      <text:p text:style-name="P6">- recommencer la partie</text:p>
      <text:p text:style-name="P6">- retour au menus principale</text:p>
      <text:p text:style-name="P6"/>
      <text:p text:style-name="P6">Niveau reussi :</text:p>
      <text:p text:style-name="P6">- aller au niveau suivant</text:p>
      <text:p text:style-name="P6">- retour ecran d’accueil</text:p>
      <text:p text:style-name="P6">- recommencer le niveau</text:p>
      <text:p text:style-name="P6"/>
      <text:p text:style-name="P6">Mise en pause </text:p>
      <text:p text:style-name="P6">- nombre de vies restantes</text:p>
      <text:p text:style-name="P6">- <text:s/>retour ecran d’accueil</text:p>
      <text:p text:style-name="P6">- personnage au 1er plan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7:01:10.651978826</meta:creation-date>
    <dc:date>2020-01-20T17:42:12.402184032</dc:date>
    <meta:editing-duration>PT9M51S</meta:editing-duration>
    <meta:editing-cycles>1</meta:editing-cycles>
    <meta:document-statistic meta:table-count="0" meta:image-count="0" meta:object-count="0" meta:page-count="1" meta:paragraph-count="32" meta:word-count="150" meta:character-count="785" meta:non-whitespace-character-count="662"/>
    <meta:generator>LibreOffice/6.0.7.3$Linux_X86_64 LibreOffice_project/00m0$Build-3</meta:generator>
  </office:meta>
</office:document-meta>
</file>